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1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2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228in"/>
    </style:style>
    <style:style style:name="co11" style:family="table-column">
      <style:table-column-properties fo:break-before="auto" style:column-width="1.0465in"/>
    </style:style>
    <style:style style:name="co12" style:family="table-column">
      <style:table-column-properties fo:break-before="auto" style:column-width="0.9272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1.1665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1.7965in"/>
    </style:style>
    <style:style style:name="co17" style:family="table-column">
      <style:table-column-properties fo:break-before="auto" style:column-width="1.589in"/>
    </style:style>
    <style:style style:name="co18" style:family="table-column">
      <style:table-column-properties fo:break-before="auto" style:column-width="0.9992in"/>
    </style:style>
    <style:style style:name="co19" style:family="table-column">
      <style:table-column-properties fo:break-before="auto" style:column-width="1.9634in"/>
    </style:style>
    <style:style style:name="co20" style:family="table-column">
      <style:table-column-properties fo:break-before="auto" style:column-width="1.5201in"/>
    </style:style>
    <style:style style:name="co21" style:family="table-column">
      <style:table-column-properties fo:break-before="auto" style:column-width="0.828in"/>
    </style:style>
    <style:style style:name="co22" style:family="table-column">
      <style:table-column-properties fo:break-before="auto" style:column-width="1.1764in"/>
    </style:style>
    <style:style style:name="co23" style:family="table-column">
      <style:table-column-properties fo:break-before="auto" style:column-width="1.8173in"/>
    </style:style>
    <style:style style:name="co24" style:family="table-column">
      <style:table-column-properties fo:break-before="auto" style:column-width="1.4736in"/>
    </style:style>
    <style:style style:name="co25" style:family="table-column">
      <style:table-column-properties fo:break-before="auto" style:column-width="1.7547in"/>
    </style:style>
    <style:style style:name="co26" style:family="table-column">
      <style:table-column-properties fo:break-before="auto" style:column-width="1.5256in"/>
    </style:style>
    <style:style style:name="co27" style:family="table-column">
      <style:table-column-properties fo:break-before="auto" style:column-width="1.65in"/>
    </style:style>
    <style:style style:name="co28" style:family="table-column">
      <style:table-column-properties fo:break-before="auto" style:column-width="1.5272in"/>
    </style:style>
    <style:style style:name="co29" style:family="table-column">
      <style:table-column-properties fo:break-before="auto" style:column-width="1.5571in"/>
    </style:style>
    <style:style style:name="co30" style:family="table-column">
      <style:table-column-properties fo:break-before="auto" style:column-width="1.5827in"/>
    </style:style>
    <style:style style:name="co31" style:family="table-column">
      <style:table-column-properties fo:break-before="auto" style:column-width="1.1402in"/>
    </style:style>
    <style:style style:name="co32" style:family="table-column">
      <style:table-column-properties fo:break-before="auto" style:column-width="2.8898in"/>
    </style:style>
    <style:style style:name="co33" style:family="table-column">
      <style:table-column-properties fo:break-before="auto" style:column-width="1.6008in"/>
    </style:style>
    <style:style style:name="co34" style:family="table-column">
      <style:table-column-properties fo:break-before="auto" style:column-width="1.3402in"/>
    </style:style>
    <style:style style:name="co35" style:family="table-column">
      <style:table-column-properties fo:break-before="auto" style:column-width="1.9874in"/>
    </style:style>
    <style:style style:name="co36" style:family="table-column">
      <style:table-column-properties fo:break-before="auto" style:column-width="1.9528in"/>
    </style:style>
    <style:style style:name="co37" style:family="table-column">
      <style:table-column-properties fo:break-before="auto" style:column-width="2.1673in"/>
    </style:style>
    <style:style style:name="co38" style:family="table-column">
      <style:table-column-properties fo:break-before="auto" style:column-width="1.051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0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417in" fo:break-before="auto" style:use-optimal-row-height="false"/>
    </style:style>
    <style:style style:name="ro5" style:family="table-row">
      <style:table-row-properties style:row-height="0.5783in" fo:break-before="auto" style:use-optimal-row-height="false"/>
    </style:style>
    <style:style style:name="ro6" style:family="table-row">
      <style:table-row-properties style:row-height="0.5575in" fo:break-before="auto" style:use-optimal-row-height="false"/>
    </style:style>
    <style:style style:name="ro7" style:family="table-row">
      <style:table-row-properties style:row-height="0.3783in" fo:break-before="auto" style:use-optimal-row-height="true"/>
    </style:style>
    <style:style style:name="ro8" style:family="table-row">
      <style:table-row-properties style:row-height="0.5165in" fo:break-before="auto" style:use-optimal-row-height="true"/>
    </style:style>
    <style:style style:name="ro9" style:family="table-row">
      <style:table-row-properties style:row-height="0.1992in" fo:break-before="auto" style:use-optimal-row-height="true"/>
    </style:style>
    <style:style style:name="ro10" style:family="table-row">
      <style:table-row-properties style:row-height="0.5575in" fo:break-before="auto" style:use-optimal-row-height="true"/>
    </style:style>
    <style:style style:name="ro11" style:family="table-row">
      <style:table-row-properties style:row-height="0.9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3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7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108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10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108">
      <style:table-cell-properties style:text-align-source="fix" style:repeat-content="false" style:vertical-align="automatic"/>
      <style:paragraph-properties fo:text-align="center" fo:margin-left="0in"/>
    </style:style>
    <style:style style:name="ce22" style:family="table-cell" style:parent-style-name="Default" style:data-style-name="N109">
      <style:table-cell-properties style:text-align-source="fix" style:repeat-content="false" style:vertical-align="automatic"/>
      <style:paragraph-properties fo:text-align="center" fo:margin-left="0in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2" style:family="table-cell" style:parent-style-name="Default" style:data-style-name="N10108"/>
    <style:style style:name="ce101" style:family="table-cell" style:parent-style-name="Default" style:data-style-name="N10108">
      <style:text-properties fo:font-weight="bold" style:font-weight-asian="bold" style:font-weight-complex="bold"/>
    </style:style>
    <style:style style:name="ce93" style:family="table-cell" style:parent-style-name="Default" style:data-style-name="N0"/>
    <style:style style:name="ce28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35">
      <style:table-cell-properties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35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10108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none"/>
      <style:text-properties style:text-underline-style="none" fo:font-weight="normal" style:font-weight-asian="normal" style:font-weight-complex="normal"/>
    </style:style>
    <style:style style:name="ce39" style:family="table-cell" style:parent-style-name="Default" style:data-style-name="N0"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10108">
      <style:table-cell-properties fo:border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ext-properties style:text-underline-style="none"/>
    </style:style>
    <style:style style:name="ce12" style:family="table-cell" style:parent-style-name="Default" style:data-style-name="N10108">
      <style:text-properties style:text-underline-style="none" fo:font-weight="bold" style:font-weight-asian="bold" style:font-weight-complex="bold"/>
    </style:style>
    <style:style style:name="ce58" style:family="table-cell" style:parent-style-name="Default" style:data-style-name="N109">
      <style:text-properties fo:font-weight="bold" style:font-weight-asian="bold" style:font-weight-complex="bold"/>
    </style:style>
    <style:style style:name="ce17" style:family="table-cell" style:parent-style-name="Default" style:data-style-name="N109">
      <style:text-properties fo:font-weight="normal" style:font-weight-asian="normal" style:font-weight-complex="normal"/>
    </style:style>
    <style:style style:name="ce18" style:family="table-cell" style:parent-style-name="Default" style:data-style-name="N10108">
      <style:table-cell-properties fo:border="none"/>
      <style:text-properties style:text-underline-style="none" fo:font-weight="normal" style:font-weight-asian="normal" style:font-weight-complex="normal"/>
    </style:style>
    <style:style style:name="ce19" style:family="table-cell" style:parent-style-name="Default" style:data-style-name="N10108"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109">
      <style:text-properties style:text-underline-style="none" fo:font-weight="normal" style:font-weight-asian="normal" style:font-weight-complex="normal"/>
    </style:style>
    <style:style style:name="ce48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0">
      <style:text-properties style:text-underline-style="none" fo:font-weight="bold" style:font-weight-asian="bold" style:font-weight-complex="bold"/>
    </style:style>
    <style:style style:name="ce51" style:family="table-cell" style:parent-style-name="Default" style:data-style-name="N10108">
      <style:table-cell-properties fo:border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55" style:family="table-cell" style:parent-style-name="Default" style:data-style-name="N10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 style:data-style-name="N109"/>
    <style:style style:name="ce5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12" style:family="table-cell" style:parent-style-name="Default" style:data-style-name="N10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10108">
      <style:text-properties fo:font-weight="normal" style:font-weight-asian="normal" style:font-weight-complex="normal"/>
    </style:style>
    <style:style style:name="ce6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10108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 style:data-style-name="N10108">
      <style:table-cell-properties fo:wrap-option="wrap"/>
    </style:style>
    <style:style style:name="ce66" style:family="table-cell" style:parent-style-name="Default" style:data-style-name="N109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>
      <style:text-properties style:text-underline-style="none" fo:font-weight="normal" style:font-weight-asian="normal" style:font-weight-complex="normal"/>
    </style:style>
    <style:style style:name="ce6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ckdaten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019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Finanzplanung für eine Veranstaltung 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Veranstalter</text:p>
          </table:table-cell>
          <table:table-cell table:style-name="ce4" office:value-type="string" calcext:value-type="string" table:number-columns-spanned="4" table:number-rows-spanned="1">
            <text:p>Verein zur Förderung der Swingkultur in Braunschweig e.V.</text:p>
          </table:table-cell>
          <table:covered-table-cell table:number-columns-repeated="3" table:style-name="Default"/>
          <table:table-cell table:number-columns-repeated="1019"/>
        </table:table-row>
        <table:table-row table:style-name="ro1">
          <table:table-cell office:value-type="string" calcext:value-type="string">
            <text:p>Name der Veranstaltung</text:p>
          </table:table-cell>
          <table:table-cell table:style-name="ce4" office:value-type="string" calcext:value-type="string" table:number-columns-spanned="4" table:number-rows-spanned="1">
            <text:p>„Brunswingt Workshop 2024“</text:p>
          </table:table-cell>
          <table:covered-table-cell table:number-columns-repeated="3" table:style-name="ce4"/>
          <table:table-cell table:number-columns-repeated="101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139" office:value-type="string" calcext:value-type="string">
            <text:p>Leistungsangebot an die</text:p>
            <text:p>Teilnehmer</text:p>
          </table:table-cell>
          <table:table-cell table:style-name="ce8" office:value-type="string" calcext:value-type="string" table:number-columns-spanned="4" table:number-rows-spanned="1">
            <text:p>Datum</text:p>
          </table:table-cell>
          <table:covered-table-cell table:number-columns-repeated="3" table:style-name="ce8"/>
          <table:table-cell table:number-columns-repeated="1019"/>
        </table:table-row>
        <table:table-row table:style-name="ro1">
          <table:table-cell/>
          <table:table-cell table:style-name="ce9" office:value-type="date" office:date-value="2024-09-27" calcext:value-type="date">
            <text:p>Fr 27.Sep 24</text:p>
          </table:table-cell>
          <table:table-cell table:style-name="ce9" table:formula="of:=[.B7]+1" office:value-type="date" office:date-value="2024-09-28" calcext:value-type="date">
            <text:p>Sa 28.Sep 24</text:p>
          </table:table-cell>
          <table:table-cell table:style-name="ce9" table:formula="of:=[.C7]+1" office:value-type="date" office:date-value="2024-09-29" calcext:value-type="date">
            <text:p>So 29.Sep 24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Anzahl der Trainingsstunden </text:p>
            <text:p>(alle Level) in Zeit-Stunden</text:p>
          </table:table-cell>
          <table:table-cell/>
          <table:table-cell table:formula="of:=3*1.5" office:value-type="float" office:value="4.5" calcext:value-type="float">
            <text:p>4,5</text:p>
          </table:table-cell>
          <table:table-cell table:formula="of:=4.5" office:value-type="float" office:value="4.5" calcext:value-type="float">
            <text:p>4,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ster  für alle Level </text:p>
            <text:p>In Zeit-Stun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ttagessen für Alle</text:p>
          </table:table-cell>
          <table:table-cell/>
          <table:table-cell table:number-columns-repeated="2" office:value-type="string" calcext:value-type="string">
            <text:p>Fa. Vitaminre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ration</text:p>
          </table:table-cell>
          <table:table-cell office:value-type="string" calcext:value-type="string">
            <text:p>Ab 18:00h</text:p>
          </table:table-cell>
          <table:table-cell office:value-type="string" calcext:value-type="string">
            <text:p>Morgens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y mit DJ/Livemusik</text:p>
          </table:table-cell>
          <table:table-cell office:value-type="string" calcext:value-type="string">
            <text:p>20:00-24:00 h</text:p>
          </table:table-cell>
          <table:table-cell office:value-type="string" calcext:value-type="string">
            <text:p>20:00-2:00h</text:p>
          </table:table-cell>
          <table:table-cell office:value-type="string" calcext:value-type="string">
            <text:p>Closing (2h)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Kinderbetreuung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ntageflohmarkt</text:p>
          </table:table-cell>
          <table:table-cell/>
          <table:table-cell table:number-columns-repeated="2" office:value-type="string" calcext:value-type="string">
            <text:p>tagsüb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Plan</text:p>
          </table:table-cell>
          <table:table-cell table:style-name="ce8" office:value-type="string" calcext:value-type="string">
            <text:p>Differenz</text:p>
          </table:table-cell>
          <table:table-cell table:number-columns-repeated="1020"/>
        </table:table-row>
        <table:table-row table:style-name="ro1">
          <table:table-cell table:style-name="ce139" office:value-type="string" calcext:value-type="string">
            <text:p>Anzahl Teilnehmer</text:p>
          </table:table-cell>
          <table:table-cell table:style-name="Default" table:formula="of:=[$Einnahmen.C14]" office:value-type="float" office:value="100" calcext:value-type="float">
            <text:p>100</text:p>
          </table:table-cell>
          <table:table-cell table:style-name="Default" table:formula="of:=[$Einnahmen.D14]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7" office:value-type="string" calcext:value-type="string">
            <text:p>Einnahmen</text:p>
          </table:table-cell>
          <table:table-cell table:style-name="ce14" table:formula="of:=[$Einnahmen.F3]" office:value-type="currency" office:currency="EUR" office:value="16500" calcext:value-type="currency">
            <text:p>16.500,00 €</text:p>
          </table:table-cell>
          <table:table-cell table:style-name="ce16" table:formula="of:=[$Einnahmen.G3]" office:value-type="currency" office:currency="EUR" office:value="16500" calcext:value-type="currency">
            <text:p>16.500,00 €</text:p>
          </table:table-cell>
          <table:table-cell table:style-name="ce20" table:formula="of:=[$Einnahmen.H3]" office:value-type="currency" office:currency="EUR" office:value="-0" calcext:value-type="currency">
            <text:p>0,00 €</text:p>
          </table:table-cell>
          <table:table-cell table:style-name="ce23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Ausgaben</text:p>
          </table:table-cell>
          <table:table-cell table:style-name="ce15" table:formula="of:=[$Ausgaben.C2]" office:value-type="currency" office:currency="EUR" office:value="15800" calcext:value-type="currency">
            <text:p>15.800,00 €</text:p>
          </table:table-cell>
          <table:table-cell table:style-name="ce16" table:formula="of:=[$Ausgaben.D2]" office:value-type="currency" office:currency="EUR" office:value="15800" calcext:value-type="currency">
            <text:p>15.800,00 €</text:p>
          </table:table-cell>
          <table:table-cell table:style-name="ce22" table:formula="of:=[$Ausgaben.E2]" office:value-type="currency" office:currency="EUR" office:value="0" calcext:value-type="currency">
            <text:p>0,00 €</text:p>
          </table:table-cell>
          <table:table-cell table:style-name="ce24"/>
          <table:table-cell table:style-name="ce102"/>
          <table:table-cell table:style-name="ce93"/>
          <table:table-cell table:style-name="ce102"/>
          <table:table-cell table:style-name="ce93" table:number-columns-repeated="1016"/>
        </table:table-row>
        <table:table-row table:style-name="ro1">
          <table:table-cell table:style-name="ce97" office:value-type="string" calcext:value-type="string">
            <text:p>Überdeckung</text:p>
          </table:table-cell>
          <table:table-cell table:style-name="ce14" table:formula="of:=[.B18]-[.B19]" office:value-type="currency" office:currency="EUR" office:value="700" calcext:value-type="currency">
            <text:p>700,00 €</text:p>
          </table:table-cell>
          <table:table-cell table:style-name="ce16" table:formula="of:=[.C18]-[.C19]" office:value-type="currency" office:currency="EUR" office:value="700" calcext:value-type="currency">
            <text:p>700,00 €</text:p>
          </table:table-cell>
          <table:table-cell table:style-name="ce20" table:formula="of:=[.C20]-[.B20]" office:value-type="currency" office:currency="EUR" office:value="0" calcext:value-type="currency">
            <text:p>0,00 €</text:p>
          </table:table-cell>
          <table:table-cell table:style-name="ce23"/>
          <table:table-cell table:style-name="ce101"/>
          <table:table-cell table:style-name="ce93"/>
          <table:table-cell table:style-name="ce101"/>
          <table:table-cell table:style-name="ce93" table:number-columns-repeated="1016"/>
        </table:table-row>
        <table:table-row table:style-name="ro1">
          <table:table-cell table:number-columns-repeated="1024"/>
        </table:table-row>
      </table:table>
      <table:table table:name="Einnahmen" table:style-name="ta2">
        <table:table-column table:style-name="co6" table:default-cell-style-name="ce93"/>
        <table:table-column table:style-name="co7" table:default-cell-style-name="ce93"/>
        <table:table-column table:style-name="co8" table:default-cell-style-name="ce106"/>
        <table:table-column table:style-name="co9" table:default-cell-style-name="ce106"/>
        <table:table-column table:style-name="co10" table:default-cell-style-name="ce93"/>
        <table:table-column table:style-name="co11" table:default-cell-style-name="ce102"/>
        <table:table-column table:style-name="co12" table:default-cell-style-name="ce93"/>
        <table:table-column table:style-name="co13" table:default-cell-style-name="ce93"/>
        <table:table-column table:style-name="co8" table:default-cell-style-name="Default"/>
        <table:table-column table:style-name="co14" table:number-columns-repeated="1014" table:default-cell-style-name="ce93"/>
        <table:table-column table:style-name="co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nzelpreis</text:p>
          </table:table-cell>
          <table:table-cell table:style-name="ce105" office:value-type="string" calcext:value-type="string">
            <text:p>Anz. Ist</text:p>
          </table:table-cell>
          <table:table-cell table:style-name="ce105" office:value-type="string" calcext:value-type="string">
            <text:p>Anz. Plan</text:p>
          </table:table-cell>
          <table:table-cell table:style-name="ce97" office:value-type="string" calcext:value-type="string">
            <text:p>Anz. Diff.</text:p>
          </table:table-cell>
          <table:table-cell table:style-name="ce103" office:value-type="string" calcext:value-type="string">
            <text:p>Ist</text:p>
          </table:table-cell>
          <table:table-cell table:style-name="ce105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Einnahmen aus Teilnehmergebühren</text:p>
          </table:table-cell>
          <table:table-cell/>
          <table:table-cell table:style-name="ce105"/>
          <table:table-cell table:number-columns-repeated="2"/>
          <table:table-cell table:style-name="ce101" table:formula="of:=SUM([.F5:.F14])" office:value-type="currency" office:currency="EUR" office:value="16500" calcext:value-type="currency">
            <text:p>16.500,00 €</text:p>
          </table:table-cell>
          <table:table-cell table:style-name="ce101" table:formula="of:=SUM([.G4:.G14])" office:value-type="currency" office:currency="EUR" office:value="16500" calcext:value-type="currency">
            <text:p>16.500,00 €</text:p>
          </table:table-cell>
          <table:table-cell table:style-name="ce101" table:formula="of:=-1*([.F3]-[.F3])" office:value-type="currency" office:currency="EUR" office:value="-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number-columns-repeated="2"/>
          <table:table-cell table:style-name="ce102"/>
          <table:table-cell table:number-columns-repeated="1017"/>
        </table:table-row>
        <table:table-row table:style-name="ro1">
          <table:table-cell office:value-type="string" calcext:value-type="string">
            <text:p>Ermäßigung 1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table:formula="of:=[.C5]-[.D5]" office:value-type="float" office:value="0" calcext:value-type="float">
            <text:p>0</text:p>
          </table:table-cell>
          <table:table-cell table:formula="of:=[.B5]*[.C5]" office:value-type="currency" office:currency="EUR" office:value="0" calcext:value-type="currency">
            <text:p>0,00 €</text:p>
          </table:table-cell>
          <table:table-cell table:style-name="ce102" table:formula="of:=[.F5]*[.C5]" office:value-type="currency" office:currency="EUR" office:value="0" calcext:value-type="currency">
            <text:p>0,00 €</text:p>
          </table:table-cell>
          <table:table-cell table:style-name="ce102" table:formula="of:=[.G5]-[.F5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mäßigung 2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9" table:formula="of:=[.C6]-[.D6]" office:value-type="float" office:value="0" calcext:value-type="float">
            <text:p>0</text:p>
          </table:table-cell>
          <table:table-cell table:formula="of:=[.B6]*[.C6]" office:value-type="currency" office:currency="EUR" office:value="0" calcext:value-type="currency">
            <text:p>0,00 €</text:p>
          </table:table-cell>
          <table:table-cell table:style-name="ce102" table:formula="of:=[.F6]*[.C6]" office:value-type="currency" office:currency="EUR" office:value="0" calcext:value-type="currency">
            <text:p>0,00 €</text:p>
          </table:table-cell>
          <table:table-cell table:style-name="ce102" table:formula="of:=[.G6]-[.F6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/>
          <table:table-cell table:style-name="ce102"/>
          <table:table-cell table:style-name="ce107" table:number-columns-repeated="2"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1">
          <table:table-cell/>
          <table:table-cell table:style-name="ce102"/>
          <table:table-cell table:style-name="ce108"/>
          <table:table-cell/>
          <table:table-cell table:style-name="ce109"/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eginner/Intermediate (A)</text:p>
          </table:table-cell>
          <table:table-cell table:style-name="ce102" office:value-type="currency" office:currency="EUR" office:value="165" calcext:value-type="currency">
            <text:p>165,00 €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109" table:formula="of:=[.C10]-[.D10]" office:value-type="float" office:value="0" calcext:value-type="float">
            <text:p>0</text:p>
          </table:table-cell>
          <table:table-cell table:formula="of:=[.B10]*[.C10]" office:value-type="currency" office:currency="EUR" office:value="4950" calcext:value-type="currency">
            <text:p>4.950,00 €</text:p>
          </table:table-cell>
          <table:table-cell table:style-name="ce102" table:formula="of:=[.D10]*[.B10]" office:value-type="currency" office:currency="EUR" office:value="4950" calcext:value-type="currency">
            <text:p>4.950,00 €</text:p>
          </table:table-cell>
          <table:table-cell table:style-name="ce102" table:formula="of:=[.G10]-[.F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 (B)</text:p>
          </table:table-cell>
          <table:table-cell table:style-name="ce102" office:value-type="currency" office:currency="EUR" office:value="165" calcext:value-type="currency">
            <text:p>165,00 €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109" table:formula="of:=[.C11]-[.D11]" office:value-type="float" office:value="0" calcext:value-type="float">
            <text:p>0</text:p>
          </table:table-cell>
          <table:table-cell table:formula="of:=[.B11]*[.C11]" office:value-type="currency" office:currency="EUR" office:value="4950" calcext:value-type="currency">
            <text:p>4.950,00 €</text:p>
          </table:table-cell>
          <table:table-cell table:style-name="ce102" table:formula="of:=[.D11]*[.B11]" office:value-type="currency" office:currency="EUR" office:value="4950" calcext:value-type="currency">
            <text:p>4.950,00 €</text:p>
          </table:table-cell>
          <table:table-cell table:style-name="ce102" table:formula="of:=[.G11]-[.F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/Advanced (C)</text:p>
          </table:table-cell>
          <table:table-cell table:style-name="ce102" office:value-type="currency" office:currency="EUR" office:value="165" calcext:value-type="currency">
            <text:p>165,00 €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109" table:formula="of:=[.C12]-[.D12]" office:value-type="float" office:value="0" calcext:value-type="float">
            <text:p>0</text:p>
          </table:table-cell>
          <table:table-cell table:formula="of:=[.B12]*[.C12]" office:value-type="currency" office:currency="EUR" office:value="6600" calcext:value-type="currency">
            <text:p>6.600,00 €</text:p>
          </table:table-cell>
          <table:table-cell table:style-name="ce102" table:formula="of:=[.D12]*[.B12]" office:value-type="currency" office:currency="EUR" office:value="6600" calcext:value-type="currency">
            <text:p>6.600,00 €</text:p>
          </table:table-cell>
          <table:table-cell table:style-name="ce102" table:formula="of:=[.G12]-[.F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table:number-columns-repeated="2"/>
          <table:table-cell table:style-name="ce111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97" office:value-type="string" calcext:value-type="string">
            <text:p>Summe Teilnehmer</text:p>
          </table:table-cell>
          <table:table-cell table:style-name="ce102"/>
          <table:table-cell table:style-name="ce105" table:formula="of:=SUM([.C9:.C12])" office:value-type="float" office:value="100" calcext:value-type="float">
            <text:p>100</text:p>
          </table:table-cell>
          <table:table-cell table:style-name="ce105" table:formula="of:=SUM([.D9:.D12])" office:value-type="float" office:value="100" calcext:value-type="float">
            <text:p>100</text:p>
          </table:table-cell>
          <table:table-cell table:style-name="ce109" table:formula="of:=[.C14]-[.D14]" office:value-type="float" office:value="0" calcext:value-type="float">
            <text:p>0</text:p>
          </table:table-cell>
          <table:table-cell/>
          <table:table-cell table:style-name="ce102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4"/>
          <table:table-cell/>
        </table:table-row>
        <table:table-row table:style-name="ro5">
          <table:table-cell table:style-name="ce29" office:value-type="string" calcext:value-type="string" table:number-columns-spanned="8" table:number-rows-spanned="1">
            <text:p>Annahme: Es kommen effektiv 100 voll zahlende Teilnehmer. </text:p>
            <text:p>Aus Sicherheitsgründen dürfen nicht mehr Personen Im Bühnenraum sein. Damit ist das auch unser Maximum an echten Personen. </text:p>
          </table:table-cell>
          <table:covered-table-cell table:number-columns-repeated="5"/>
          <table:covered-table-cell table:number-columns-repeated="2" table:style-name="ce102"/>
          <table:table-cell table:number-columns-repeated="1016"/>
        </table:table-row>
        <table:table-row table:style-name="ro1">
          <table:table-cell table:style-name="ce97"/>
          <table:table-cell/>
          <table:table-cell table:style-name="ce105"/>
          <table:table-cell table:number-columns-repeated="2"/>
          <table:table-cell table:style-name="ce101" table:number-columns-repeated="3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sgaben" table:style-name="ta3">
        <table:table-column table:style-name="co16" table:default-cell-style-name="ce93"/>
        <table:table-column table:style-name="co17" table:default-cell-style-name="ce93"/>
        <table:table-column table:style-name="co5" table:default-cell-style-name="ce93"/>
        <table:table-column table:style-name="co18" table:default-cell-style-name="ce102"/>
        <table:table-column table:style-name="co14" table:number-columns-repeated="1016" table:default-cell-style-name="ce93"/>
        <table:table-column table:style-name="co15" table:default-cell-style-name="ce93"/>
        <table:table-row table:style-name="ro1">
          <table:table-cell/>
          <table:table-cell table:style-name="Default"/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Gesamt</text:p>
          </table:table-cell>
          <table:table-cell/>
          <table:table-cell table:style-name="ce58" table:formula="of:=SUM([.C5:.C15])" office:value-type="currency" office:currency="EUR" office:value="15800" calcext:value-type="currency">
            <text:p>15.800,00 €</text:p>
          </table:table-cell>
          <table:table-cell table:style-name="ce58" table:formula="of:=SUM([.D5:.D16])" office:value-type="currency" office:currency="EUR" office:value="15800" calcext:value-type="currency">
            <text:p>15.800,00 €</text:p>
          </table:table-cell>
          <table:table-cell table:style-name="ce58" table:formula="of:=SUM([.E5:.E17])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7"/>
          <table:table-cell/>
          <table:table-cell table:style-name="ce58" table:number-columns-repeated="3"/>
          <table:table-cell table:number-columns-repeated="1016"/>
        </table:table-row>
        <table:table-row table:style-name="ro1">
          <table:table-cell table:style-name="ce97" office:value-type="string" calcext:value-type="string">
            <text:p>Kategorie</text:p>
          </table:table-cell>
          <table:table-cell table:style-name="ce97" office:value-type="string" calcext:value-type="string">
            <text:p>Bemerku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38" office:value-type="string" calcext:value-type="string">
            <text:p>Trainer</text:p>
          </table:table-cell>
          <table:table-cell table:style-name="ce11"/>
          <table:table-cell table:style-name="ce18" table:formula="of:=[$Trainer.C2]" office:value-type="currency" office:currency="EUR" office:value="4900" calcext:value-type="currency">
            <text:p>4.900,00 €</text:p>
          </table:table-cell>
          <table:table-cell table:style-name="ce18" table:formula="of:=[$Trainer.D2]" office:value-type="currency" office:currency="EUR" office:value="4900" calcext:value-type="currency">
            <text:p>4.900,00 €</text:p>
          </table:table-cell>
          <table:table-cell table:style-name="ce19" table:formula="of:=[$Trainer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Bands</text:p>
          </table:table-cell>
          <table:table-cell table:style-name="ce11"/>
          <table:table-cell table:style-name="ce18" table:formula="of:=[$Bands.E2]" office:value-type="currency" office:currency="EUR" office:value="2850" calcext:value-type="currency">
            <text:p>2.850,00 €</text:p>
          </table:table-cell>
          <table:table-cell table:style-name="ce18" table:formula="of:=[$Bands.D2]" office:value-type="currency" office:currency="EUR" office:value="2850" calcext:value-type="currency">
            <text:p>2.850,00 €</text:p>
          </table:table-cell>
          <table:table-cell table:style-name="ce19" table:formula="of:=[$Bands.F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8" office:value-type="string" calcext:value-type="string">
            <text:p>Kinderbetreuung</text:p>
          </table:table-cell>
          <table:table-cell table:style-name="ce11"/>
          <table:table-cell table:style-name="ce18" table:formula="of:=[$Kinderbetreuung.C2]" office:value-type="currency" office:currency="EUR" office:value="500" calcext:value-type="currency">
            <text:p>500,00 €</text:p>
          </table:table-cell>
          <table:table-cell table:style-name="ce18" table:formula="of:=[$Kinderbetreuung.D2]" office:value-type="currency" office:currency="EUR" office:value="500" calcext:value-type="currency">
            <text:p>500,00 €</text:p>
          </table:table-cell>
          <table:table-cell table:style-name="ce19" table:formula="of:=[$Kinderbetreuung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Räume</text:p>
          </table:table-cell>
          <table:table-cell table:style-name="ce13"/>
          <table:table-cell table:style-name="ce19" table:formula="of:=[$Räume.D2]" office:value-type="currency" office:currency="EUR" office:value="1250" calcext:value-type="currency">
            <text:p>1.250,00 €</text:p>
          </table:table-cell>
          <table:table-cell table:style-name="ce19" table:formula="of:=[$Räume.E2]" office:value-type="currency" office:currency="EUR" office:value="1250" calcext:value-type="currency">
            <text:p>1.250,00 €</text:p>
          </table:table-cell>
          <table:table-cell table:style-name="ce21" table:formula="of:=[$Räume.F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Mittagessen</text:p>
          </table:table-cell>
          <table:table-cell table:style-name="ce13"/>
          <table:table-cell table:style-name="ce19" table:formula="of:=[$Mittagessen.C2]" office:value-type="currency" office:currency="EUR" office:value="3700" calcext:value-type="currency">
            <text:p>3.700,00 €</text:p>
          </table:table-cell>
          <table:table-cell table:style-name="ce19" table:formula="of:=[$Mittagessen.D2]" office:value-type="currency" office:currency="EUR" office:value="3700" calcext:value-type="currency">
            <text:p>3.700,00 €</text:p>
          </table:table-cell>
          <table:table-cell table:style-name="ce21" table:formula="of:=[$Mittagessen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GEMA und Versicherung</text:p>
          </table:table-cell>
          <table:table-cell table:style-name="ce13"/>
          <table:table-cell table:style-name="ce19" table:formula="of:=[$'GEMA und Versicherung'.C2]" office:value-type="currency" office:currency="EUR" office:value="1500" calcext:value-type="currency">
            <text:p>1.500,00 €</text:p>
          </table:table-cell>
          <table:table-cell table:style-name="ce19" table:formula="of:=[$'GEMA und Versicherung'.D2]" office:value-type="currency" office:currency="EUR" office:value="1500" calcext:value-type="currency">
            <text:p>1.500,00 €</text:p>
          </table:table-cell>
          <table:table-cell table:style-name="ce21" table:formula="of:=[$'GEMA und Versicherung'.E2]" office:value-type="currency" office:currency="EUR" office:value="0" calcext:value-type="currency">
            <text:p>0,00 €</text:p>
          </table:table-cell>
          <table:table-cell table:style-name="Default" table:number-columns-repeated="1016"/>
        </table:table-row>
        <table:table-row table:style-name="ro1">
          <table:table-cell table:style-name="ce39" office:value-type="string" calcext:value-type="string">
            <text:p>Kosten Freitag</text:p>
          </table:table-cell>
          <table:table-cell table:style-name="ce12"/>
          <table:table-cell table:style-name="ce18" table:formula="of:=[$'Kosten Freitag'.C2]" office:value-type="currency" office:currency="EUR" office:value="1100" calcext:value-type="currency">
            <text:p>1.100,00 €</text:p>
          </table:table-cell>
          <table:table-cell table:style-name="ce18" table:formula="of:=[$'Kosten Freitag'.D2]" office:value-type="currency" office:currency="EUR" office:value="1100" calcext:value-type="currency">
            <text:p>1.100,00 €</text:p>
          </table:table-cell>
          <table:table-cell table:style-name="ce19" table:formula="of:=[$'Kosten Freitag'.E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 Samstag</text:p>
          </table:table-cell>
          <table:table-cell table:style-name="ce12"/>
          <table:table-cell table:style-name="ce18" table:formula="of:=[$'Kosten Samstag'.C24]" office:value-type="currency" office:currency="EUR" office:value="0" calcext:value-type="currency">
            <text:p>0,00 €</text:p>
          </table:table-cell>
          <table:table-cell table:style-name="ce18" table:formula="of:=[$'Kosten Samstag'.D24]" office:value-type="currency" office:currency="EUR" office:value="0" calcext:value-type="currency">
            <text:p>0,00 €</text:p>
          </table:table-cell>
          <table:table-cell table:style-name="ce19" table:formula="of:=[$'Kosten Samstag'.E24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39" office:value-type="string" calcext:value-type="string">
            <text:p>Kostens Sonntag</text:p>
          </table:table-cell>
          <table:table-cell table:style-name="ce12"/>
          <table:table-cell table:style-name="ce18" table:formula="of:=[$'Kosten Sonntag'.C19]" office:value-type="currency" office:currency="EUR" office:value="0" calcext:value-type="currency">
            <text:p>0,00 €</text:p>
          </table:table-cell>
          <table:table-cell table:style-name="ce18" table:formula="of:=[$'Kosten Sonntag'.D19]" office:value-type="currency" office:currency="EUR" office:value="0" calcext:value-type="currency">
            <text:p>0,00 €</text:p>
          </table:table-cell>
          <table:table-cell table:style-name="ce19" table:formula="of:=[$'Kosten Sonntag'.E19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 table:number-rows-repeated="6">
          <table:table-cell table:style-name="Default" table:number-columns-repeated="1021"/>
        </table:table-row>
        <table:table-row table:style-name="ro1">
          <table:table-cell/>
          <table:table-cell table:style-name="ce102" table:number-columns-repeated="2"/>
          <table:table-cell table:number-columns-repeated="1018"/>
        </table:table-row>
        <table:table-row table:style-name="ro1" table:number-rows-repeated="8">
          <table:table-cell table:style-name="Default" table:number-columns-repeated="1021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2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 table:number-rows-repeated="6"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7" table:number-columns-repeated="1015"/>
        </table:table-row>
        <table:table-row table:style-name="ro1">
          <table:table-cell table:style-name="Default" table:number-columns-repeated="6"/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2"/>
          <table:table-cell table:style-name="ce102"/>
          <table:table-cell/>
          <table:table-cell table:style-name="ce10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 table:style-name="ce97" table:number-columns-repeated="2"/>
          <table:table-cell table:style-name="ce101" table:number-columns-repeated="3"/>
          <table:table-cell table:style-name="ce97" table:number-columns-repeated="1016"/>
        </table:table-row>
        <table:table-row table:style-name="ro1" table:number-rows-repeated="1048530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Trainer" table:style-name="ta2">
        <table:table-column table:style-name="co19" table:default-cell-style-name="ce93"/>
        <table:table-column table:style-name="co20" table:default-cell-style-name="ce93"/>
        <table:table-column table:style-name="co21" table:number-columns-repeated="2" table:default-cell-style-name="ce93"/>
        <table:table-column table:style-name="co22" table:default-cell-style-name="ce93"/>
        <table:table-column table:style-name="co7" table:default-cell-style-name="ce93"/>
        <table:table-column table:style-name="co14" table:number-columns-repeated="1014" table:default-cell-style-name="ce93"/>
        <table:table-column table:style-name="co15" table:default-cell-style-name="ce93"/>
        <table:table-column table:style-name="co5" table:default-cell-style-name="Default"/>
        <table:table-row table:style-name="ro1">
          <table:table-cell table:number-columns-repeated="2"/>
          <table:table-cell table:style-name="ce97" office:value-type="string" calcext:value-type="string">
            <text:p>Ist</text:p>
          </table:table-cell>
          <table:table-cell table:style-name="ce97" office:value-type="string" calcext:value-type="string">
            <text:p>Plan</text:p>
          </table:table-cell>
          <table:table-cell table:style-name="ce97" office:value-type="string" calcext:value-type="string">
            <text:p>Differenz</text:p>
          </table:table-cell>
          <table:table-cell table:number-columns-repeated="1017"/>
        </table:table-row>
        <table:table-row table:style-name="ro1">
          <table:table-cell table:style-name="ce48" office:value-type="string" calcext:value-type="string">
            <text:p>Trainer Kosten</text:p>
          </table:table-cell>
          <table:table-cell table:style-name="ce51"/>
          <table:table-cell table:style-name="ce51" table:formula="of:=SUM([.C7:.C19])" office:value-type="currency" office:currency="EUR" office:value="4900" calcext:value-type="currency">
            <text:p>4.900,00 €</text:p>
          </table:table-cell>
          <table:table-cell table:style-name="ce51" table:formula="of:=SUM([.D7:.D20])" office:value-type="currency" office:currency="EUR" office:value="4900" calcext:value-type="currency">
            <text:p>4.900,00 €</text:p>
          </table:table-cell>
          <table:table-cell table:style-name="ce101" table:formula="of:=SUM([.E7:.E21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/>
        </table:table-row>
        <table:table-row table:style-name="ro6">
          <table:table-cell table:style-name="ce49" office:value-type="string" calcext:value-type="string" table:number-columns-spanned="6" table:number-rows-spanned="1">
            <text:p>Annahme: Die Trainer sind jeweils deutsche Staatsbürger und führen ihre Steuern selbst ab. </text:p>
            <text:p>Der Verein behält keine Steuern ein. Das ist im Vertrag so zu vereinbaren.</text:p>
          </table:table-cell>
          <table:covered-table-cell table:number-columns-repeated="5" table:style-name="ce52"/>
          <table:table-cell table:style-name="ce52" table:number-columns-repeated="1016"/>
        </table:table-row>
        <table:table-row table:style-name="ro1">
          <table:table-cell table:style-name="ce49"/>
          <table:table-cell table:style-name="ce52" table:number-columns-repeated="1021"/>
        </table:table-row>
        <table:table-row table:style-name="ro1">
          <table:table-cell table:style-name="ce7" office:value-type="string" calcext:value-type="string">
            <text:p>Posten</text:p>
          </table:table-cell>
          <table:table-cell table:style-name="ce53" office:value-type="string" calcext:value-type="string">
            <text:p>Bemerkung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table:style-name="ce7" office:value-type="string" calcext:value-type="string">
            <text:p>Trainerpaar 1</text:p>
          </table:table-cell>
          <table:table-cell table:style-name="ce54" office:value-type="string" calcext:value-type="string">
            <text:p>Nick und Jovanna</text:p>
          </table:table-cell>
          <table:table-cell table:style-name="ce53"/>
          <table:table-cell table:style-name="ce101"/>
          <table:table-cell table:style-name="ce97" table:number-columns-repeated="1017"/>
          <table:table-cell table:style-name="ce139"/>
        </table:table-row>
        <table:table-row table:style-name="ro1">
          <table:table-cell office:value-type="string" calcext:value-type="string">
            <text:p>Honorar Nick + Jovanna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7]-[.C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sekosten N+J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9]-[.C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Unterkunft N+J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0]-[.C10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N+J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N+J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2]-[.C12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table:style-name="ce97" office:value-type="string" calcext:value-type="string">
            <text:p>Trainerpaar 2</text:p>
          </table:table-cell>
          <table:table-cell table:style-name="ce102" office:value-type="string" calcext:value-type="string">
            <text:p>Marius und Charlotte</text:p>
          </table:table-cell>
          <table:table-cell table:style-name="ce10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onorar Marius + Charlotte</text:p>
          </table:table-cell>
          <table:table-cell table:style-name="ce102"/>
          <table:table-cell table:number-columns-repeated="2" table:style-name="ce102" office:value-type="currency" office:currency="EUR" office:value="2000" calcext:value-type="currency">
            <text:p>2.00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J Honorar M+C</text:p>
          </table:table-cell>
          <table:table-cell table:style-name="ce10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Reisekosten M+C</text:p>
          </table:table-cell>
          <table:table-cell table:style-name="ce10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6]-[.C16]" office:value-type="currency" office:currency="EUR" office:value="0" calcext:value-type="currency">
            <text:p>0,00 €</text:p>
          </table:table-cell>
          <table:table-cell table:style-name="Default" table:number-columns-repeated="1016"/>
          <table:table-cell/>
        </table:table-row>
        <table:table-row table:style-name="ro7">
          <table:table-cell office:value-type="string" calcext:value-type="string">
            <text:p>Unterkunft M+C</text:p>
          </table:table-cell>
          <table:table-cell table:style-name="ce102" office:value-type="string" calcext:value-type="string">
            <text:p>Hotel/Appartment/</text:p>
            <text:p>Einzelzimmer?</text:p>
          </table:table-cell>
          <table:table-cell table:number-columns-repeated="2" table:style-name="ce102" office:value-type="currency" office:currency="EUR" office:value="300" calcext:value-type="currency">
            <text:p>30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äsente M+C</text:p>
          </table:table-cell>
          <table:table-cell table:style-name="ce102"/>
          <table:table-cell table:number-columns-repeated="2" table:style-name="ce102" office:value-type="currency" office:currency="EUR" office:value="50" calcext:value-type="currency">
            <text:p>50,00 €</text:p>
          </table:table-cell>
          <table:table-cell table:style-name="ce102" table:formula="of:=[.D18]-[.C18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pflegung M+C</text:p>
          </table:table-cell>
          <table:table-cell table:style-name="ce102"/>
          <table:table-cell table:number-columns-repeated="2" table:style-name="ce102" office:value-type="currency" office:currency="EUR" office:value="100" calcext:value-type="currency">
            <text:p>100,00 €</text:p>
          </table:table-cell>
          <table:table-cell table:style-name="ce102" table:formula="of:=[.D19]-[.C19]" office:value-type="currency" office:currency="EUR" office:value="0" calcext:value-type="currency">
            <text:p>0,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^</text:p>
          </table:table-cell>
          <table:table-cell table:number-columns-repeated="3"/>
          <table:table-cell table:style-name="ce102"/>
          <table:table-cell table:number-columns-repeated="1017"/>
        </table:table-row>
        <table:table-row table:style-name="ro1">
          <table:table-cell table:number-columns-repeated="4"/>
          <table:table-cell table:style-name="ce102"/>
          <table:table-cell table:number-columns-repeated="1017"/>
        </table:table-row>
        <table:table-row table:style-name="ro1" table:number-rows-repeated="10485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nds" table:style-name="ta1"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5" table:number-columns-repeated="2" table:default-cell-style-name="ce104"/>
        <table:table-column table:style-name="co5" table:number-columns-repeated="1016" table:default-cell-style-name="Default"/>
        <table:table-row table:style-name="ro1">
          <table:table-cell table:style-name="ce139"/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8" office:value-type="string" calcext:value-type="string">
            <text:p>Differenz</text:p>
          </table:table-cell>
          <table:table-cell table:style-name="ce139" table:number-columns-repeated="1015"/>
        </table:table-row>
        <table:table-row table:style-name="ro1">
          <table:table-cell table:style-name="ce139" office:value-type="string" calcext:value-type="string">
            <text:p>Bands Kosten</text:p>
          </table:table-cell>
          <table:table-cell table:number-columns-repeated="2"/>
          <table:table-cell table:style-name="ce58" table:formula="of:=SUM([.D4:.D8])" office:value-type="currency" office:currency="EUR" office:value="2850" calcext:value-type="currency">
            <text:p>2.850,00 €</text:p>
          </table:table-cell>
          <table:table-cell table:style-name="ce58" table:formula="of:=SUM([.E4:.E8])" office:value-type="currency" office:currency="EUR" office:value="2850" calcext:value-type="currency">
            <text:p>2.850,00 €</text:p>
          </table:table-cell>
          <table:table-cell table:style-name="ce58" table:formula="of:=SUM([.F4:.F8])" office:value-type="currency" office:currency="EUR" office:value="0" calcext:value-type="currency">
            <text:p>0,00 €</text:p>
          </table:table-cell>
          <table:table-cell table:style-name="ce139" table:number-columns-repeated="1015"/>
        </table:table-row>
        <table:table-row table:style-name="ro1">
          <table:table-cell table:number-columns-repeated="2"/>
          <table:table-cell table:style-name="ce139" office:value-type="string" calcext:value-type="string">
            <text:p>Personen</text:p>
          </table:table-cell>
          <table:table-cell table:style-name="ce58"/>
          <table:table-cell table:number-columns-repeated="1017"/>
        </table:table-row>
        <table:table-row table:style-name="ro1">
          <table:table-cell office:value-type="string" calcext:value-type="string">
            <text:p>Band 1 Gage incl. Steuer</text:p>
          </table:table-cell>
          <table:table-cell office:value-type="string" calcext:value-type="string">
            <text:p>Browns Chocol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500" calcext:value-type="currency">
            <text:p>1.500,00 €</text:p>
          </table:table-cell>
          <table:table-cell table:style-name="ce104" table:formula="of:=[.E4]-[.D4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5]-[.D5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1 Übernachtung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04" table:formula="of:=[.E6]-[.D6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04"/>
          <table:table-cell table:number-columns-repeated="1015"/>
        </table:table-row>
        <table:table-row table:style-name="ro1">
          <table:table-cell office:value-type="string" calcext:value-type="string">
            <text:p>Band 2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style-name="ce104" table:formula="of:=[.E8]-[.D8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 2 Fahrtkosten</text:p>
          </table:table-cell>
          <table:table-cell table:number-columns-repeated="2"/>
          <table:table-cell table:number-columns-repeated="2" office:value-type="currency" office:currency="EUR" office:value="150" calcext:value-type="currency">
            <text:p>150,00 €</text:p>
          </table:table-cell>
          <table:table-cell table:style-name="ce104" table:formula="of:=[.E9]-[.D9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2 Übernachtung</text:p>
          </table:table-cell>
          <table:table-cell table:number-columns-repeated="2"/>
          <table:table-cell table:number-columns-repeated="2" office:value-type="currency" office:currency="EUR" office:value="100" calcext:value-type="currency">
            <text:p>100,00 €</text:p>
          </table:table-cell>
          <table:table-cell table:style-name="ce104" table:formula="of:=[.E10]-[.D10]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inderbetreuung" table:style-name="ta1">
        <table:table-column table:style-name="co25" table:default-cell-style-name="Default"/>
        <table:table-column table:style-name="co26" table:default-cell-style-name="ce52"/>
        <table:table-column table:style-name="co5" table:number-columns-repeated="3" table:default-cell-style-name="ce104"/>
        <table:table-column table:style-name="co5" table:number-columns-repeated="1019" table:default-cell-style-name="Default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139" office:value-type="string" calcext:value-type="string">
            <text:p>Kinderbetreuung Kosten</text:p>
          </table:table-cell>
          <table:table-cell table:style-name="ce57"/>
          <table:table-cell table:style-name="ce58" table:formula="of:=SUM([.C5:.C11])" office:value-type="currency" office:currency="EUR" office:value="500" calcext:value-type="currency">
            <text:p>500,00 €</text:p>
          </table:table-cell>
          <table:table-cell table:style-name="ce58" table:formula="of:=SUM([.D5:.D14])" office:value-type="currency" office:currency="EUR" office:value="500" calcext:value-type="currency">
            <text:p>5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  <table:table-cell table:style-name="ce139" table:number-columns-repeated="1019"/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  <table:table-cell table:style-name="ce139" table:number-columns-repeated="1019"/>
        </table:table-row>
        <table:table-row table:style-name="ro1">
          <table:table-cell office:value-type="string" calcext:value-type="string">
            <text:p>Betreuende</text:p>
          </table:table-cell>
          <table:table-cell office:value-type="string" calcext:value-type="string">
            <text:p>Bemerkung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andra</text:p>
          </table:table-cell>
          <table:table-cell office:value-type="string" calcext:value-type="string">
            <text:p>Sa+So, alles inklusive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äume" table:style-name="ta1">
        <table:table-column table:style-name="co27" table:default-cell-style-name="Default"/>
        <table:table-column table:style-name="co28" table:default-cell-style-name="ce52"/>
        <table:table-column table:style-name="co5" table:default-cell-style-name="Default"/>
        <table:table-column table:style-name="co5" table:number-columns-repeated="3" table:default-cell-style-name="ce104"/>
        <table:table-column table:style-name="co5" table:number-columns-repeated="1018" table:default-cell-style-name="Default"/>
        <table:table-row table:style-name="ro1">
          <table:table-cell table:number-columns-repeated="3"/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8"/>
        </table:table-row>
        <table:table-row table:style-name="ro1">
          <table:table-cell table:style-name="ce97" office:value-type="string" calcext:value-type="string">
            <text:p>Raumkosten gesamt</text:p>
          </table:table-cell>
          <table:table-cell table:style-name="ce28"/>
          <table:table-cell/>
          <table:table-cell table:style-name="ce101" table:formula="of:=SUM([.D5:.D11])" office:value-type="currency" office:currency="EUR" office:value="1250" calcext:value-type="currency">
            <text:p>1.250,00 €</text:p>
          </table:table-cell>
          <table:table-cell table:style-name="ce101" table:formula="of:=SUM([.E5:.E9])" office:value-type="currency" office:currency="EUR" office:value="1250" calcext:value-type="currency">
            <text:p>1.250,00 €</text:p>
          </table:table-cell>
          <table:table-cell table:style-name="ce101" table:formula="of:=SUM([.F5:.F9])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7">
          <table:table-cell table:style-name="ce59" office:value-type="string" calcext:value-type="string" table:number-columns-spanned="7" table:number-rows-spanned="1">
            <text:p>Annahme: Die Raumkosten sind inklusive Endreinigung oder die Endreinigung wird vom Verein kostenfrei durchgeführt.</text:p>
          </table:table-cell>
          <table:covered-table-cell table:style-name="ce59"/>
          <table:covered-table-cell table:style-name="ce2"/>
          <table:covered-table-cell table:number-columns-repeated="2" table:style-name="ce61"/>
          <table:covered-table-cell table:style-name="ce17"/>
          <table:covered-table-cell table:style-name="ce2"/>
          <table:table-cell table:style-name="ce2" table:number-columns-repeated="1017"/>
        </table:table-row>
        <table:table-row table:style-name="ro1">
          <table:table-cell table:style-name="ce97" office:value-type="string" calcext:value-type="string">
            <text:p>Raum</text:p>
          </table:table-cell>
          <table:table-cell table:style-name="ce28"/>
          <table:table-cell office:value-type="string" calcext:value-type="string">
            <text:p>Zeitra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Z e.V.</text:p>
          </table:table-cell>
          <table:table-cell office:value-type="string" calcext:value-type="string">
            <text:p>Raum oben und unten</text:p>
          </table:table-cell>
          <table:table-cell office:value-type="string" calcext:value-type="string">
            <text:p>Sa+So</text:p>
          </table:table-cell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E5]-[.D5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Kult Theater</text:p>
          </table:table-cell>
          <table:table-cell office:value-type="string" calcext:value-type="string">
            <text:p>Bühnenraum, Johnstone oder Del-Close</text:p>
          </table:table-cell>
          <table:table-cell office:value-type="string" calcext:value-type="string">
            <text:p>Fr-So</text:p>
          </table:table-cell>
          <table:table-cell table:number-columns-repeated="2" office:value-type="currency" office:currency="EUR" office:value="750" calcext:value-type="currency">
            <text:p>750,00 €</text:p>
          </table:table-cell>
          <table:table-cell table:formula="of:=[.E6]-[.D6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inigungskosten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7]-[.D7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E8]-[.D8]" office:value-type="currency" office:currency="EUR" office:value="0" calcext:value-type="currency">
            <text:p>0,00 €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ttagessen" table:style-name="ta1">
        <table:table-column table:style-name="co29" table:default-cell-style-name="Default"/>
        <table:table-column table:style-name="co30" table:default-cell-style-name="ce5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Mittagessen Kosten</text:p>
          </table:table-cell>
          <table:table-cell table:style-name="ce57"/>
          <table:table-cell table:style-name="ce58" table:formula="of:=SUM([.C5:.C11])" office:value-type="currency" office:currency="EUR" office:value="3700" calcext:value-type="currency">
            <text:p>3.700,00 €</text:p>
          </table:table-cell>
          <table:table-cell table:style-name="ce58" table:formula="of:=SUM([.D5:.D14])" office:value-type="currency" office:currency="EUR" office:value="3700" calcext:value-type="currency">
            <text:p>3.7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9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Fa. Vitaminreich</text:p>
          </table:table-cell>
          <table:table-cell office:value-type="string" calcext:value-type="string">
            <text:p>Jeweils Sa+So Buffet für 100 Personen inkl. Lieferung</text:p>
          </table:table-cell>
          <table:table-cell table:number-columns-repeated="2" office:value-type="currency" office:currency="EUR" office:value="3500" calcext:value-type="currency">
            <text:p>3.5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10">
          <table:table-cell table:style-name="ce39" office:value-type="string" calcext:value-type="string">
            <text:p>Sonstiges</text:p>
          </table:table-cell>
          <table:table-cell table:style-name="ce62" office:value-type="string" calcext:value-type="string">
            <text:p>Kaffee, Tee, etc, Servietten, Tischdecken</text:p>
          </table:table-cell>
          <table:table-cell table:number-columns-repeated="2" table:style-name="ce19" office:value-type="currency" office:currency="EUR" office:value="200" calcext:value-type="currency">
            <text:p>200,00 €</text:p>
          </table:table-cell>
          <table:table-cell table:style-name="ce102" table:formula="of:=[.D6]-[.C6]" office:value-type="currency" office:currency="EUR" office:value="0" calcext:value-type="currency">
            <text:p>0,00 €</text:p>
          </table:table-cell>
        </table:table-row>
      </table:table>
      <table:table table:name="GEMA und Versicherung" table:style-name="ta1">
        <table:table-column table:style-name="co31" table:default-cell-style-name="Default"/>
        <table:table-column table:style-name="co32" table:default-cell-style-name="ce52"/>
        <table:table-column table:style-name="co5" table:number-columns-repeated="3" table:default-cell-style-name="ce104"/>
        <table:table-row table:style-name="ro1">
          <table:table-cell table:number-columns-repeated="2"/>
          <table:table-cell table:style-name="ce55" office:value-type="string" calcext:value-type="string">
            <text:p>Ist</text:p>
          </table:table-cell>
          <table:table-cell table:style-name="ce55" office:value-type="string" calcext:value-type="string">
            <text:p>Plan</text:p>
          </table:table-cell>
          <table:table-cell table:style-name="ce55" office:value-type="string" calcext:value-type="string">
            <text:p>Differenz</text:p>
          </table:table-cell>
        </table:table-row>
        <table:table-row table:style-name="ro1">
          <table:table-cell table:style-name="ce139" office:value-type="string" calcext:value-type="string">
            <text:p>GEMA Kosten</text:p>
          </table:table-cell>
          <table:table-cell table:style-name="ce57"/>
          <table:table-cell table:style-name="ce58" table:formula="of:=SUM([.C5:.C11])" office:value-type="currency" office:currency="EUR" office:value="1500" calcext:value-type="currency">
            <text:p>1.500,00 €</text:p>
          </table:table-cell>
          <table:table-cell table:style-name="ce58" table:formula="of:=SUM([.D5:.D14])" office:value-type="currency" office:currency="EUR" office:value="1500" calcext:value-type="currency">
            <text:p>1.500,00 €</text:p>
          </table:table-cell>
          <table:table-cell table:style-name="ce58" table:formula="of:=SUM([.E5:.E16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39"/>
          <table:table-cell table:style-name="ce57"/>
          <table:table-cell table:style-name="Default" table:number-columns-repeated="3"/>
        </table:table-row>
        <table:table-row table:style-name="ro9">
          <table:table-cell office:value-type="string" calcext:value-type="string">
            <text:p>Posten</text:p>
          </table:table-cell>
          <table:table-cell office:value-type="string" calcext:value-type="string">
            <text:p>Bemerk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A Kosten</text:p>
          </table:table-cell>
          <table:table-cell table:style-name="Default" office:value-type="string" calcext:value-type="string">
            <text:p>Pauschale für die gesamte Veranstaltung</text:p>
          </table:table-cell>
          <table:table-cell table:number-columns-repeated="2" office:value-type="currency" office:currency="EUR" office:value="1200" calcext:value-type="currency">
            <text:p>1.20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</table:table-row>
        <table:table-row table:style-name="ro7">
          <table:table-cell office:value-type="string" calcext:value-type="string">
            <text:p>Veranstalter-</text:p>
            <text:p>Haftpflichtversicherung</text:p>
          </table:table-cell>
          <table:table-cell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6]-[.C6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Default" table:number-columns-repeated="4"/>
        </table:table-row>
      </table:table>
      <table:table table:name="Kosten Freitag" table:style-name="ta1">
        <table:table-column table:style-name="co33" table:default-cell-style-name="Default"/>
        <table:table-column table:style-name="co34" table:default-cell-style-name="ce52"/>
        <table:table-column table:style-name="co5" table:number-columns-repeated="3" table:default-cell-style-name="ce104"/>
        <table:table-column table:style-name="co5" table:number-columns-repeated="1016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12" office:value-type="string" calcext:value-type="string">
            <text:p>Ist</text:p>
          </table:table-cell>
          <table:table-cell table:style-name="ce112" office:value-type="string" calcext:value-type="string">
            <text:p>Plan</text:p>
          </table:table-cell>
          <table:table-cell table:style-name="ce112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97" office:value-type="string" calcext:value-type="string">
            <text:p>Ausgaben Freitag gesamt</text:p>
          </table:table-cell>
          <table:table-cell table:style-name="ce64"/>
          <table:table-cell table:style-name="ce66" table:formula="of:=SUM([.C4:.C17])" office:value-type="currency" office:currency="EUR" office:value="1100" calcext:value-type="currency">
            <text:p>1.100,00 €</text:p>
          </table:table-cell>
          <table:table-cell table:style-name="ce66" table:formula="of:=SUM([.D4:.D17])" office:value-type="currency" office:currency="EUR" office:value="1100" calcext:value-type="currency">
            <text:p>1.100,00 €</text:p>
          </table:table-cell>
          <table:table-cell table:style-name="ce58" table:formula="of:=[.D2]-[.C2]" office:value-type="currency" office:currency="EUR" office:value="0" calcext:value-type="currency">
            <text:p>0,00 €</text:p>
          </table:table-cell>
          <table:table-cell table:style-name="ce97" table:number-columns-repeated="1016"/>
        </table:table-row>
        <table:table-row table:style-name="ro1">
          <table:table-cell table:style-name="ce97"/>
          <table:table-cell table:style-name="ce64"/>
          <table:table-cell table:style-name="ce66" table:number-columns-repeated="2"/>
          <table:table-cell table:style-name="ce58"/>
          <table:table-cell table:style-name="ce97" table:number-columns-repeated="1016"/>
        </table:table-row>
        <table:table-row table:style-name="ro1">
          <table:table-cell table:style-name="ce98" office:value-type="string" calcext:value-type="string">
            <text:p>Workshop Freit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n WS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table:style-name="ce98" office:value-type="string" calcext:value-type="string">
            <text:p>Welcome und Registration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Bar-Kasse</text:p>
          </table:table-cell>
          <table:table-cell office:value-type="string" calcext:value-type="string">
            <text:p>Abschliesbare Geldkassette als Handkasse Wechselgeld ist durchlaufend</text:p>
          </table:table-cell>
          <table:table-cell table:number-columns-repeated="2" office:value-type="currency" office:currency="EUR" office:value="50" calcext:value-type="currency">
            <text:p>5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ändchen/Flyer</text:p>
          </table:table-cell>
          <table:table-cell/>
          <table:table-cell table:number-columns-repeated="2" office:value-type="currency" office:currency="EUR" office:value="500" calcext:value-type="currency">
            <text:p>500,00 €</text:p>
          </table:table-cell>
          <table:table-cell table:formula="of:=[.D9]-[.C9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stiges/Deko</text:p>
          </table:table-cell>
          <table:table-cell table:number-columns-repeated="3"/>
          <table:table-cell table:formula="of:=[.D10]-[.C10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D12]-[.C12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98" office:value-type="string" calcext:value-type="string">
            <text:p>Party Freitag</text:p>
          </table:table-cell>
          <table:table-cell table:style-name="ce65"/>
          <table:table-cell table:number-columns-repeated="3"/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Band</text:p>
          </table:table-cell>
          <table:table-cell table:style-name="ce65" office:value-type="string" calcext:value-type="string">
            <text:p>keine</text:p>
          </table:table-cell>
          <table:table-cell table:number-columns-repeated="3"/>
          <table:table-cell table:style-name="ce93" table:number-columns-repeated="1016"/>
        </table:table-row>
        <table:table-row table:style-name="ro2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5]-[.C15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ce65"/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16]-[.C16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Wiebke + Tom</text:p>
          </table:table-cell>
          <table:table-cell table:number-columns-repeated="2" office:value-type="currency" office:currency="EUR" office:value="250" calcext:value-type="currency">
            <text:p>25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style-name="ce93" table:number-columns-repeated="1016"/>
        </table:table-row>
        <table:table-row table:style-name="ro1"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Kosten Samstag" table:style-name="ta1">
        <table:table-column table:style-name="co35" table:default-cell-style-name="Default"/>
        <table:table-column table:style-name="co36" table:default-cell-style-name="ce52"/>
        <table:table-column table:style-name="co5" table:number-columns-repeated="3" table:default-cell-style-name="ce102"/>
        <table:table-column table:style-name="co5" table:number-columns-repeated="1019" table:default-cell-style-name="Default"/>
        <table:table-row table:style-name="ro1">
          <table:table-cell/>
          <table:table-cell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3])" office:value-type="currency" office:currency="EUR" office:value="1300" calcext:value-type="currency">
            <text:p>1.300,00 €</text:p>
          </table:table-cell>
          <table:table-cell table:style-name="ce51" table:formula="of:=SUM([.D4:.D23])" office:value-type="currency" office:currency="EUR" office:value="1300" calcext:value-type="currency">
            <text:p>1.300,00 €</text:p>
          </table:table-cell>
          <table:table-cell table:style-name="ce51" table:formula="of:=SUM([.E4:.E23])" office:value-type="currency" office:currency="EUR" office:value="0" calcext:value-type="currency">
            <text:p>0,00 €</text:p>
          </table:table-cell>
          <table:table-cell table:style-name="ce97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ce103" table:number-columns-repeated="3"/>
          <table:table-cell table:number-columns-repeated="1019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5]-[.C5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formula="of:=[.D8]-[.C8]" office:value-type="currency" office:currency="EUR" office:value="0" calcext:value-type="currency">
            <text:p>0,00 €</text:p>
          </table:table-cell>
          <table:table-cell table:style-name="ce67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1]-[.C11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4]-[.C14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17]-[.C1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>
            <text:p>Party Samstag</text:p>
          </table:table-cell>
          <table:table-cell table:style-name="ce65"/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Kapelle/n</text:p>
          </table:table-cell>
          <table:table-cell table:style-name="ce65" office:value-type="string" calcext:value-type="string">
            <text:p>2 Bands</text:p>
          </table:table-cell>
          <table:table-cell table:number-columns-repeated="3"/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?</text:p>
          </table:table-cell>
          <table:table-cell table:number-columns-repeated="2" office:value-type="currency" office:currency="EUR" office:value="1000" calcext:value-type="currency">
            <text:p>1.000,00 €</text:p>
          </table:table-cell>
          <table:table-cell table:formula="of:=[.D21]-[.C21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Sonstiges/Deko</text:p>
          </table:table-cell>
          <table:table-cell table:style-name="ce65" office:value-type="string" calcext:value-type="string">
            <text:p>siehe Belege</text:p>
          </table:table-cell>
          <table:table-cell table:number-columns-repeated="2" office:value-type="currency" office:currency="EUR" office:value="300" calcext:value-type="currency">
            <text:p>300,00 €</text:p>
          </table:table-cell>
          <table:table-cell table:formula="of:=[.D22]-[.C22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style-name="ce93" office:value-type="string" calcext:value-type="string">
            <text:p>DJ zwischen den Sets</text:p>
          </table:table-cell>
          <table:table-cell table:style-name="ce65" office:value-type="string" calcext:value-type="string">
            <text:p>Trainer (siehe dort)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D23]-[.C23]" office:value-type="currency" office:currency="EUR" office:value="0" calcext:value-type="currency">
            <text:p>0,00 €</text:p>
          </table:table-cell>
          <table:table-cell table:style-name="ce93" table:number-columns-repeated="1016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osten Sonntag" table:style-name="ta1">
        <table:table-column table:style-name="co37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52" office:value-type="string" calcext:value-type="string">
            <text:p>Bemerkung</text:p>
          </table:table-cell>
          <table:table-cell table:style-name="ce103" office:value-type="string" calcext:value-type="string">
            <text:p>Ist</text:p>
          </table:table-cell>
          <table:table-cell table:style-name="ce103" office:value-type="string" calcext:value-type="string">
            <text:p>Plan</text:p>
          </table:table-cell>
          <table:table-cell table:style-name="ce103" office:value-type="string" calcext:value-type="string">
            <text:p>Differenz</text:p>
          </table:table-cell>
        </table:table-row>
        <table:table-row table:style-name="ro1">
          <table:table-cell table:style-name="ce97" office:value-type="string" calcext:value-type="string">
            <text:p>Ausgaben Samstag gesamt</text:p>
          </table:table-cell>
          <table:table-cell table:style-name="ce64"/>
          <table:table-cell table:style-name="ce51" table:formula="of:=SUM([.C4:.C26])" office:value-type="currency" office:currency="EUR" office:value="0" calcext:value-type="currency">
            <text:p>0,00 €</text:p>
          </table:table-cell>
          <table:table-cell table:style-name="ce51" table:formula="of:=SUM([.D4:.D25])" office:value-type="currency" office:currency="EUR" office:value="0" calcext:value-type="currency">
            <text:p>0,00 €</text:p>
          </table:table-cell>
          <table:table-cell table:style-name="ce51" table:formula="of:=SUM([.E4:.E26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3" table:number-columns-repeated="3"/>
        </table:table-row>
        <table:table-row table:style-name="ro1">
          <table:table-cell table:style-name="ce98" office:value-type="string" calcext:value-type="string">
            <text:p>Workshop Samsta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5]-[.C5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Mittagessen</text:p>
          </table:table-cell>
          <table:table-cell table:style-name="ce52"/>
          <table:table-cell table:style-name="ce102" table:number-columns-repeated="3"/>
        </table:table-row>
        <table:table-row table:style-name="ro7">
          <table:table-cell table:style-name="ce39" office:value-type="string" calcext:value-type="string">
            <text:p>Sonstiges</text:p>
          </table:table-cell>
          <table:table-cell table:style-name="ce62"/>
          <table:table-cell table:number-columns-repeated="2" table:style-name="ce19" office:value-type="currency" office:currency="EUR" office:value="0" calcext:value-type="currency">
            <text:p>0,00 €</text:p>
          </table:table-cell>
          <table:table-cell table:style-name="ce102" table:formula="of:=[.D8]-[.C8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Vintagemarkt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1]-[.C11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Taster Samsta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4]-[.C14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Kinderbetreuung</text:p>
          </table:table-cell>
          <table:table-cell table:style-name="ce52"/>
          <table:table-cell table:style-name="ce102"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style-name="ce52"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17]-[.C17]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table:style-name="ce52"/>
          <table:table-cell table:style-name="ce102" table:number-columns-repeated="3"/>
        </table:table-row>
        <table:table-row table:style-name="ro1">
          <table:table-cell table:style-name="ce98" office:value-type="string" calcext:value-type="string">
            <text:p>Closing Party</text:p>
          </table:table-cell>
          <table:table-cell table:style-name="ce65" office:value-type="string" calcext:value-type="string">
            <text:p>ca 2h</text:p>
          </table:table-cell>
          <table:table-cell table:style-name="ce102" table:number-columns-repeated="3"/>
        </table:table-row>
        <table:table-row table:style-name="ro1">
          <table:table-cell table:style-name="ce93" office:value-type="string" calcext:value-type="string">
            <text:p>Kapelle/n</text:p>
          </table:table-cell>
          <table:table-cell table:style-name="ce65" office:value-type="string" calcext:value-type="string">
            <text:p>keine</text:p>
          </table:table-cell>
          <table:table-cell table:number-columns-repeated="3" table:style-name="ce102" office:value-type="currency" office:currency="EUR" office:value="0" calcext:value-type="currency">
            <text:p>0,00 €</text:p>
          </table:table-cell>
        </table:table-row>
        <table:table-row table:style-name="ro10">
          <table:table-cell table:style-name="ce93" office:value-type="string" calcext:value-type="string">
            <text:p>Technik</text:p>
          </table:table-cell>
          <table:table-cell table:style-name="ce65" office:value-type="string" calcext:value-type="string">
            <text:p>in Raummiete enthalten, keine Band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1]-[.C21]" office:value-type="currency" office:currency="EUR" office:value="0" calcext:value-type="currency">
            <text:p>0,00 €</text:p>
          </table:table-cell>
        </table:table-row>
        <table:table-row table:style-name="ro9">
          <table:table-cell table:style-name="ce93" office:value-type="string" calcext:value-type="string">
            <text:p>DJ</text:p>
          </table:table-cell>
          <table:table-cell table:style-name="ce65" office:value-type="string" calcext:value-type="string">
            <text:p>irgendwer</text:p>
          </table:table-cell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2]-[.C2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8" office:value-type="string" calcext:value-type="string">
            <text:p>Aufräum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stiges</text:p>
          </table:table-cell>
          <table:table-cell/>
          <table:table-cell table:number-columns-repeated="2" table:style-name="ce102" office:value-type="currency" office:currency="EUR" office:value="0" calcext:value-type="currency">
            <text:p>0,00 €</text:p>
          </table:table-cell>
          <table:table-cell table:style-name="ce102" table:formula="of:=[.D25]-[.C25]" office:value-type="currency" office:currency="EUR" office:value="0" calcext:value-type="currency">
            <text:p>0,00 €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1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3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number-style style:name="N135P0" style:volatile="true">
      <number:number number:decimal-places="0" number:min-decimal-places="0" number:min-integer-digits="1"/>
    </number:number-style>
    <number:number-style style:name="N135">
      <style:text-properties fo:color="#ff0000"/>
      <number:text>-</number:text>
      <number:number number:decimal-places="0" number:min-decimal-places="0" number:min-integer-digits="1"/>
      <style:map style:condition="value()&gt;=0" style:apply-style-name="N135P0"/>
    </number:number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9P0"/>
    </number:currency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</number:date-style>
    <number:date-style style:name="N112">
      <number:month number:calendar="jewish" number:style="long" number:textual="true"/>
      <number:text> </number:text>
      <number:day number:calendar="jewish"/>
    </number:date-style>
    <number:date-style style:name="N111">
      <number:month number:calendar="jewish" number:style="long" number:textual="true"/>
      <number:text> </number:text>
      <number:year number:calendar="jewish" number:style="long"/>
    </number:date-style>
    <number:date-style style:name="N110">
      <number:month number:calendar="jewish" number:style="long" number:textual="true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07">
      <number:day/>
      <number:text>.</number:text>
      <number:month/>
      <number:text>.</number:text>
      <number:year/>
    </number:date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2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2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8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X86_64 LibreOffice_project/e114eadc50a9ff8d8c8a0567d6da8f454beeb84f</meta:generator>
    <dc:title/>
    <dc:description/>
    <dc:subject/>
    <meta:initial-creator/>
    <meta:creation-date>2015-01-25T13:17:32Z</meta:creation-date>
    <dc:date>2024-06-02T21:42:37.044292348</dc:date>
    <meta:editing-cycles>62</meta:editing-cycles>
    <meta:editing-duration>PT1H29M50S</meta:editing-duration>
    <meta:document-statistic meta:table-count="12" meta:cell-count="482" meta:object-count="0"/>
  </office:meta>
</office:document-meta>
</file>